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Generic Assertions (Values, Objects, Arrays)</text:h>
      <text:p text:style-name="Text_20_body">These work on <text:span text:style-name="Strong_20_Emphasis">any JavaScript value</text:span>.</text:p>
      <text:p text:style-name="Standard">expect(value).toBe(value)</text:p>
      <text:p text:style-name="Standard">expect(value).not.toBe(value)</text:p>
      <text:p text:style-name="Standard"/>
      <text:p text:style-name="Standard">expect(value).toEqual(value)</text:p>
      <text:p text:style-name="Standard">expect(value).not.toEqual(value)</text:p>
      <text:p text:style-name="Standard"/>
      <text:p text:style-name="Standard">expect(value).toStrictEqual(value)</text:p>
      <text:p text:style-name="Standard"/>
      <text:p text:style-name="Standard">expect(value).toBeTruthy()</text:p>
      <text:p text:style-name="Standard">expect(value).toBeFalsy()</text:p>
      <text:p text:style-name="Standard"/>
      <text:p text:style-name="Standard">expect(value).toBeNull()</text:p>
      <text:p text:style-name="Standard">expect(value).toBeUndefined()</text:p>
      <text:p text:style-name="Standard">expect(value).toBeDefined()</text:p>
      <text:p text:style-name="Standard"/>
      <text:p text:style-name="Standard">expect(value).toBeNaN()</text:p>
      <text:p text:style-name="Standard"/>
      <text:p text:style-name="Standard">expect(value).toBeGreaterThan(number)</text:p>
      <text:p text:style-name="Standard">expect(value).toBeGreaterThanOrEqual(number)</text:p>
      <text:p text:style-name="Standard">expect(value).toBeLessThan(number)</text:p>
      <text:p text:style-name="Standard">expect(value).toBeLessThanOrEqual(number)</text:p>
      <text:p text:style-name="Standard"/>
      <text:p text:style-name="Standard">expect(value).toContain(item)</text:p>
      <text:p text:style-name="Standard">expect(value).toContainEqual(item)</text:p>
      <text:p text:style-name="Standard"/>
      <text:p text:style-name="Standard">expect(value).toHaveLength(number)</text:p>
      <text:p text:style-name="Standard"/>
      <text:p text:style-name="Standard">expect(value).toMatch(regexp)</text:p>
      <text:p text:style-name="Standard">expect(value).toMatchObject(object)</text:p>
      <text:p text:style-name="Standard"/>
      <text:p text:style-name="Standard">expect(fn).toThrow()</text:p>
      <text:p text:style-name="Standard">expect(fn).toThrowError()</text:p>
      <text:p text:style-name="Standard"/>
      <text:h text:style-name="Heading_20_2" text:outline-level="2">2. Locator Assertions (UI Assertions – Auto-Waiting)</text:h>
      <text:p text:style-name="Text_20_body">These are <text:span text:style-name="Strong_20_Emphasis">Playwright-specific</text:span> and automatically retry until timeout.</text:p>
      <text:h text:style-name="Heading_20_3" text:outline-level="3">Visibility &amp; State</text:h>
      <text:p text:style-name="Standard">await expect(locator).toBeVisible()</text:p>
      <text:p text:style-name="Standard">await expect(locator).toBeHidden()</text:p>
      <text:p text:style-name="Standard">await expect(locator).toBeEnabled()</text:p>
      <text:p text:style-name="Standard">await expect(locator).toBeDisabled()</text:p>
      <text:p text:style-name="Standard">await expect(locator).toBeEditable()</text:p>
      <text:p text:style-name="Standard">await expect(locator).toBeChecked()</text:p>
      <text:h text:style-name="Heading_20_3" text:outline-level="3"><text:soft-page-break/>Text &amp; Content</text:h>
      <text:p text:style-name="Standard">await expect(locator).toHaveText(text | regex)</text:p>
      <text:p text:style-name="Standard">await expect(locator).toContainText(text | regex)</text:p>
      <text:p text:style-name="Standard">await expect(locator).toHaveInnerText(text | regex)</text:p>
      <text:p text:style-name="Standard">await expect(locator).toHaveValue(value)</text:p>
      <text:p text:style-name="Standard"/>
      <text:p text:style-name="P1">Attributes &amp; Classes</text:p>
      <text:p text:style-name="P2">await expect(locator).toHaveAttribute(name, value)</text:p>
      <text:p text:style-name="P2">await expect(locator).toHaveClass(className | regex | string[])</text:p>
      <text:p text:style-name="P2">await expect(locator).toHaveCSS(property, value)</text:p>
      <text:p text:style-name="P2">await expect(locator).toHaveId(id)</text:p>
      <text:p text:style-name="P2"/>
      <text:p text:style-name="P1">Count &amp; Structure</text:p>
      <text:p text:style-name="P2">await expect(locator).toHaveCount(number)</text:p>
      <text:p text:style-name="P2"/>
      <text:p text:style-name="P1">Focus &amp; Selection</text:p>
      <text:p text:style-name="P2">await expect(locator).toBeFocused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09:49:02.635714670</meta:creation-date>
    <dc:date>2026-01-07T09:55:14.230767762</dc:date>
    <meta:editing-duration>PT6M8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2" meta:paragraph-count="47" meta:word-count="107" meta:character-count="1620" meta:non-whitespace-character-count="1559"/>
  </office:meta>
</office:document-meta>
</file>